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4fa" officeooo:paragraph-rsid="000c6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45_480138666"/>First<text:bookmark-end text:name="__RefHeading___Toc45_480138666"/></text:h>
      <text:p text:style-name="P1"><text:bookmark-ref text:reference-format="page" text:ref-name="__RefHeading___Toc45_480138666">1</text:bookmark-ref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5:07:36.479733801</meta:creation-date>
    <dc:date>2022-07-08T15:08:15.928407787</dc:date>
    <meta:editing-duration>PT40S</meta:editing-duration>
    <meta:editing-cycles>1</meta:editing-cycles>
    <meta:document-statistic meta:table-count="0" meta:image-count="0" meta:object-count="0" meta:page-count="1" meta:paragraph-count="2" meta:word-count="2" meta:character-count="6" meta:non-whitespace-character-count="6"/>
    <meta:generator>LibreOfficeDev/7.5.0.0.alpha0$Linux_X86_64 LibreOffice_project/ab12274ffda3a1a5a1ff33203acf9de665d4a636</meta:generator>
  </office:meta>
</office:document-meta>
</file>